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963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Month Day</text:p>
          </table:table-cell>
          <table:table-cell office:value-type="string">
            <text:p>Percent</text:p>
          </table:table-cell>
          <table:table-cell office:value-type="string">
            <text:p>Status</text:p>
            <draw:frame table:end-cell-address="Arkusz1.L34" table:end-x="1.401cm" table:end-y="0.315cm" draw:z-index="0" draw:style-name="gr1" svg:width="19.692cm" svg:height="14.151cm" svg:x="1.092cm" svg:y="0.104cm">
              <draw:object draw:notify-on-update-of-ranges="Arkusz1.A2:Arkusz1.A32 Arkusz1.D32:Arkusz1.D32 Arkusz1.B2:Arkusz1.B32 Arkusz1.F32:Arkusz1.F32 Arkusz1.B64:Arkusz1.B94 Arkusz1.G32:Arkusz1.G32 Arkusz1.B95:Arkusz1.B125 Arkusz1.E32:Arkusz1.E32 Arkusz1.B33:Arkusz1.B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.242">
            <text:p>62,242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953">
            <text:p>25,953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8.457">
            <text:p>88,457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.431">
            <text:p>85,43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.463">
            <text:p>73,463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7.937">
            <text:p>87,937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.994">
            <text:p>88,994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.701">
            <text:p>48,70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.126">
            <text:p>46,126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.565">
            <text:p>64,565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.14">
            <text:p>60,14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.313">
            <text:p>50,313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.078">
            <text:p>16,078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.925">
            <text:p>37,925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.225">
            <text:p>21,225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.401">
            <text:p>36,40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9.743">
            <text:p>39,743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9.045">
            <text:p>49,045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.951">
            <text:p>60,95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.448">
            <text:p>55,448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7.143">
            <text:p>57,143</text:p>
          </table:table-cell>
          <table:table-cell office:value-type="string">
            <text:p>+</text:p>
          </table:table-cell>
          <table:table-cell office:value-type="string">
            <text:p>Działa</text:p>
          </table:table-cell>
          <table:table-cell office:value-type="string">
            <text:p>Nie działa</text:p>
          </table:table-cell>
          <table:table-cell office:value-type="string">
            <text:p>Nie odpowiada</text:p>
          </table:table-cell>
          <table:table-cell office:value-type="string">
            <text:p>Błąd D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.72">
            <text:p>27,72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934">
            <text:p>65,934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6">
            <text:p>5,6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33">
            <text:p>0,233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706">
            <text:p>8,706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46">
            <text:p>2,46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39">
            <text:p>0,039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.74">
            <text:p>39,74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.271">
            <text:p>43,27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.598">
            <text:p>26,598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.359">
            <text:p>32,359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.659">
            <text:p>42,659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4.804">
            <text:p>74,804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.113">
            <text:p>43,113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.106">
            <text:p>60,106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9.69">
            <text:p>49,69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9.876">
            <text:p>49,876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.364">
            <text:p>38,364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.353">
            <text:p>27,353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.162">
            <text:p>36,162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.468">
            <text:p>32,468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038">
            <text:p>10,038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016">
            <text:p>8,016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943">
            <text:p>5,943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.219">
            <text:p>14,219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.314">
            <text:p>17,314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365">
            <text:p>9,365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.966">
            <text:p>10,966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.38">
            <text:p>11,38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062">
            <text:p>9,062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.752">
            <text:p>8,752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.414">
            <text:p>7,414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983">
            <text:p>6,983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.333">
            <text:p>8,333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.815">
            <text:p>17,815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.041">
            <text:p>18,041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.909">
            <text:p>13,909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.381">
            <text:p>10,381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.592">
            <text:p>12,592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.323">
            <text:p>11,323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39">
            <text:p>8,39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.39">
            <text:p>10,39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98">
            <text:p>0,098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17">
            <text:p>0,117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18">
            <text:p>0,518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38">
            <text:p>0,238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79">
            <text:p>0,179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541">
            <text:p>1,541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86">
            <text:p>0,086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87">
            <text:p>0,087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45">
            <text:p>0,045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84">
            <text:p>0,784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148">
            <text:p>1,148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627">
            <text:p>0,627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73">
            <text:p>0,373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!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3.01.2012</text:date>, <text:time>09:19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3T09:19:07</dc:date>
    <dc:creator>Justyna Gryglicka</dc:creator>
    <meta:generator>OpenOffice.org/3.3$FreeBSD/i386 OpenOffice.org_project/330m20$Build-9567</meta:generator>
    <meta:document-statistic meta:table-count="1" meta:cell-count="3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pl" number:country="PL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auto-position="true"/>
      <style:text-properties fo:font-size="9pt" style:font-size-asian="9pt" style:font-size-complex="9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93cm" svg:height="14.152cm" xlink:href=".." xlink:type="simple" chart:class="chart:bar" chart:style-name="ch1">
        <chart:title svg:x="6.961cm" svg:y="0.418cm" chart:style-name="ch2">
          <text:p>Internet w PSP "Hornsund"</text:p>
        </chart:title>
        <chart:subtitle svg:x="5.953cm" svg:y="1.502cm" chart:style-name="ch3">
          <text:p>Procentowo kiedy działał, kiedy nie działał itd.</text:p>
        </chart:subtitle>
        <chart:legend chart:legend-position="end" svg:x="16.684cm" svg:y="6.114cm" chart:style-name="ch4"/>
        <chart:plot-area chart:style-name="ch5" table:cell-range-address="Arkusz1.A2:Arkusz1.B32 Arkusz1.D32:Arkusz1.E32 Arkusz1.F32:Arkusz1.G32 Arkusz1.B33:Arkusz1.B125" chart:data-source-has-labels="both" svg:x="1.401cm" svg:y="2.464cm" svg:width="12.967cm" svg:height="10.427cm" dr3d:transform="matrix (0.992667473816383 -0.0230845944529681 -0.118652382723412 0.059391561224723 0.948084096507514 0.312424692373732 0.105280239752249 -0.31718078038947 0.942503275150403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51cm" svg:y="2.464cm" svg:width="11.782cm" svg:height="9.78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7.238cm" svg:y="13.175cm" chart:style-name="ch7">
              <text:p>Godzina</text:p>
            </chart:title>
            <chart:categories table:cell-range-address="Arkusz1.A2:Arkusz1.A32"/>
          </chart:axis>
          <chart:axis chart:dimension="y" chart:name="primary-y" chart:style-name="ch8">
            <chart:title svg:x="0.451cm" svg:y="8.284cm" chart:style-name="ch9">
              <text:p>Procent</text:p>
            </chart:title>
            <chart:grid chart:style-name="ch10" chart:class="major"/>
          </chart:axis>
          <chart:axis chart:dimension="z" chart:name="primary-z" chart:style-name="ch6">
            <chart:title svg:x="14.762cm" svg:y="12.334cm" chart:style-name="ch11">
              <text:p>Zdarzenia</text:p>
            </chart:title>
          </chart:axis>
          <chart:series chart:style-name="ch12" chart:values-cell-range-address="Arkusz1.B2:Arkusz1.B32" chart:label-cell-address="Arkusz1.D32:Arkusz1.D32" chart:class="chart:bar">
            <chart:data-point chart:repeated="31"/>
          </chart:series>
          <chart:series chart:style-name="ch13" chart:values-cell-range-address="Arkusz1.B64:Arkusz1.B94" chart:label-cell-address="Arkusz1.F32:Arkusz1.F32" chart:class="chart:bar">
            <chart:data-point chart:repeated="31"/>
          </chart:series>
          <chart:series chart:style-name="ch14" chart:values-cell-range-address="Arkusz1.B95:Arkusz1.B125" chart:label-cell-address="Arkusz1.G32:Arkusz1.G32" chart:class="chart:bar">
            <chart:data-point chart:repeated="31"/>
          </chart:series>
          <chart:series chart:style-name="ch15" chart:values-cell-range-address="Arkusz1.B33:Arkusz1.B63" chart:label-cell-address="Arkusz1.E32:Arkusz1.E32" chart:class="chart:bar">
            <chart:data-point chart:repeated="3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ziała</text:p>
                <draw:g>
                  <svg:desc>Arkusz1.D32:Arkusz1.D32</svg:desc>
                </draw:g>
              </table:table-cell>
              <table:table-cell office:value-type="string">
                <text:p>Nie odpowiada</text:p>
                <draw:g>
                  <svg:desc>Arkusz1.F32:Arkusz1.F32</svg:desc>
                </draw:g>
              </table:table-cell>
              <table:table-cell office:value-type="string">
                <text:p>Błąd DNS</text:p>
                <draw:g>
                  <svg:desc>Arkusz1.G32:Arkusz1.G32</svg:desc>
                </draw:g>
              </table:table-cell>
              <table:table-cell office:value-type="string">
                <text:p>Nie działa</text:p>
                <draw:g>
                  <svg:desc>Arkusz1.E32:Arkusz1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Arkusz1.A2:Arkusz1.A32</svg:desc>
                </draw:g>
              </table:table-cell>
              <table:table-cell office:value-type="float" office:value="62.242">
                <text:p>62.242</text:p>
                <draw:g>
                  <svg:desc>Arkusz1.B2:Arkusz1.B32</svg:desc>
                </draw:g>
              </table:table-cell>
              <table:table-cell office:value-type="float" office:value="10.038">
                <text:p>10.038</text:p>
                <draw:g>
                  <svg:desc>Arkusz1.B64:Arkusz1.B94</svg:desc>
                </draw:g>
              </table:table-cell>
              <table:table-cell office:value-type="float" office:value="0">
                <text:p>0</text:p>
                <draw:g>
                  <svg:desc>Arkusz1.B95:Arkusz1.B125</svg:desc>
                </draw:g>
              </table:table-cell>
              <table:table-cell office:value-type="float" office:value="27.72">
                <text:p>27.72</text:p>
                <draw:g>
                  <svg:desc>Arkusz1.B33:Arkusz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953">
                <text:p>25.953</text:p>
              </table:table-cell>
              <table:table-cell office:value-type="float" office:value="8.016">
                <text:p>8.016</text:p>
              </table:table-cell>
              <table:table-cell office:value-type="float" office:value="0.098">
                <text:p>0.098</text:p>
              </table:table-cell>
              <table:table-cell office:value-type="float" office:value="65.934">
                <text:p>65.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.457">
                <text:p>88.457</text:p>
              </table:table-cell>
              <table:table-cell office:value-type="float" office:value="5.943">
                <text:p>5.943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431">
                <text:p>85.431</text:p>
              </table:table-cell>
              <table:table-cell office:value-type="float" office:value="14.219">
                <text:p>14.219</text:p>
              </table:table-cell>
              <table:table-cell office:value-type="float" office:value="0.117">
                <text:p>0.117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463">
                <text:p>73.463</text:p>
              </table:table-cell>
              <table:table-cell office:value-type="float" office:value="17.314">
                <text:p>17.314</text:p>
              </table:table-cell>
              <table:table-cell office:value-type="float" office:value="0.518">
                <text:p>0.518</text:p>
              </table:table-cell>
              <table:table-cell office:value-type="float" office:value="8.706">
                <text:p>8.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.937">
                <text:p>87.937</text:p>
              </table:table-cell>
              <table:table-cell office:value-type="float" office:value="9.365">
                <text:p>9.365</text:p>
              </table:table-cell>
              <table:table-cell office:value-type="float" office:value="0.238">
                <text:p>0.238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.994">
                <text:p>88.994</text:p>
              </table:table-cell>
              <table:table-cell office:value-type="float" office:value="10.966">
                <text:p>10.966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701">
                <text:p>48.701</text:p>
              </table:table-cell>
              <table:table-cell office:value-type="float" office:value="11.38">
                <text:p>11.38</text:p>
              </table:table-cell>
              <table:table-cell office:value-type="float" office:value="0.179">
                <text:p>0.179</text:p>
              </table:table-cell>
              <table:table-cell office:value-type="float" office:value="39.74">
                <text:p>39.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.126">
                <text:p>46.126</text:p>
              </table:table-cell>
              <table:table-cell office:value-type="float" office:value="9.062">
                <text:p>9.062</text:p>
              </table:table-cell>
              <table:table-cell office:value-type="float" office:value="1.541">
                <text:p>1.541</text:p>
              </table:table-cell>
              <table:table-cell office:value-type="float" office:value="43.271">
                <text:p>43.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565">
                <text:p>64.565</text:p>
              </table:table-cell>
              <table:table-cell office:value-type="float" office:value="8.752">
                <text:p>8.752</text:p>
              </table:table-cell>
              <table:table-cell office:value-type="float" office:value="0.086">
                <text:p>0.086</text:p>
              </table:table-cell>
              <table:table-cell office:value-type="float" office:value="26.598">
                <text:p>26.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14">
                <text:p>60.14</text:p>
              </table:table-cell>
              <table:table-cell office:value-type="float" office:value="7.414">
                <text:p>7.414</text:p>
              </table:table-cell>
              <table:table-cell office:value-type="float" office:value="0.087">
                <text:p>0.087</text:p>
              </table:table-cell>
              <table:table-cell office:value-type="float" office:value="32.359">
                <text:p>32.3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313">
                <text:p>50.313</text:p>
              </table:table-cell>
              <table:table-cell office:value-type="float" office:value="6.983">
                <text:p>6.983</text:p>
              </table:table-cell>
              <table:table-cell office:value-type="float" office:value="0.045">
                <text:p>0.045</text:p>
              </table:table-cell>
              <table:table-cell office:value-type="float" office:value="42.659">
                <text:p>42.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078">
                <text:p>16.078</text:p>
              </table:table-cell>
              <table:table-cell office:value-type="float" office:value="8.333">
                <text:p>8.333</text:p>
              </table:table-cell>
              <table:table-cell office:value-type="float" office:value="0.784">
                <text:p>0.784</text:p>
              </table:table-cell>
              <table:table-cell office:value-type="float" office:value="74.804">
                <text:p>74.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925">
                <text:p>37.925</text:p>
              </table:table-cell>
              <table:table-cell office:value-type="float" office:value="17.815">
                <text:p>17.815</text:p>
              </table:table-cell>
              <table:table-cell office:value-type="float" office:value="1.148">
                <text:p>1.148</text:p>
              </table:table-cell>
              <table:table-cell office:value-type="float" office:value="43.113">
                <text:p>43.1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225">
                <text:p>21.225</text:p>
              </table:table-cell>
              <table:table-cell office:value-type="float" office:value="18.041">
                <text:p>18.041</text:p>
              </table:table-cell>
              <table:table-cell office:value-type="float" office:value="0.627">
                <text:p>0.627</text:p>
              </table:table-cell>
              <table:table-cell office:value-type="float" office:value="60.106">
                <text:p>60.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401">
                <text:p>36.401</text:p>
              </table:table-cell>
              <table:table-cell office:value-type="float" office:value="13.909">
                <text:p>13.909</text:p>
              </table:table-cell>
              <table:table-cell office:value-type="float" office:value="0">
                <text:p>0</text:p>
              </table:table-cell>
              <table:table-cell office:value-type="float" office:value="49.69">
                <text:p>49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.743">
                <text:p>39.743</text:p>
              </table:table-cell>
              <table:table-cell office:value-type="float" office:value="10.381">
                <text:p>10.381</text:p>
              </table:table-cell>
              <table:table-cell office:value-type="float" office:value="0">
                <text:p>0</text:p>
              </table:table-cell>
              <table:table-cell office:value-type="float" office:value="49.876">
                <text:p>49.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045">
                <text:p>49.045</text:p>
              </table:table-cell>
              <table:table-cell office:value-type="float" office:value="12.592">
                <text:p>12.592</text:p>
              </table:table-cell>
              <table:table-cell office:value-type="float" office:value="0">
                <text:p>0</text:p>
              </table:table-cell>
              <table:table-cell office:value-type="float" office:value="38.364">
                <text:p>38.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951">
                <text:p>60.951</text:p>
              </table:table-cell>
              <table:table-cell office:value-type="float" office:value="11.323">
                <text:p>11.323</text:p>
              </table:table-cell>
              <table:table-cell office:value-type="float" office:value="0.373">
                <text:p>0.373</text:p>
              </table:table-cell>
              <table:table-cell office:value-type="float" office:value="27.353">
                <text:p>27.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448">
                <text:p>55.448</text:p>
              </table:table-cell>
              <table:table-cell office:value-type="float" office:value="8.39">
                <text:p>8.39</text:p>
              </table:table-cell>
              <table:table-cell office:value-type="float" office:value="0">
                <text:p>0</text:p>
              </table:table-cell>
              <table:table-cell office:value-type="float" office:value="36.162">
                <text:p>36.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.143">
                <text:p>57.143</text:p>
              </table:table-cell>
              <table:table-cell office:value-type="float" office:value="10.39">
                <text:p>10.39</text:p>
              </table:table-cell>
              <table:table-cell office:value-type="float" office:value="0">
                <text:p>0</text:p>
              </table:table-cell>
              <table:table-cell office:value-type="float" office:value="32.468">
                <text:p>32.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FreeBSD/i386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